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fo:font-weight="bold" officeooo:rsid="000ca2ab" officeooo:paragraph-rsid="000ca2ab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officeooo:rsid="000ca2ab" officeooo:paragraph-rsid="000e50b1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officeooo:rsid="000ca2ab" officeooo:paragraph-rsid="00114e60" style:font-size-asian="14pt" style:font-weight-asian="bold" style:font-size-complex="14pt" style:font-weight-complex="bold"/>
    </style:style>
    <style:style style:name="P4" style:family="paragraph" style:parent-style-name="Standard" style:list-style-name="L3">
      <style:text-properties fo:font-size="12pt" style:text-underline-style="none" fo:font-weight="normal" officeooo:rsid="000ca2ab" officeooo:paragraph-rsid="000e50b1" style:font-size-asian="12pt" style:font-weight-asian="normal" style:font-size-complex="12pt" style:font-weight-complex="normal"/>
    </style:style>
    <style:style style:name="P5" style:family="paragraph" style:parent-style-name="Standard" style:list-style-name="L3">
      <style:text-properties fo:font-size="12pt" style:text-underline-style="none" fo:font-weight="normal" officeooo:rsid="000ca2ab" officeooo:paragraph-rsid="00114e60" style:font-size-asian="12pt" style:font-weight-asian="normal" style:font-size-complex="12pt" style:font-weight-complex="normal"/>
    </style:style>
    <style:style style:name="P6" style:family="paragraph" style:parent-style-name="Standard" style:list-style-name="L4">
      <style:text-properties fo:font-size="12pt" style:text-underline-style="none" fo:font-weight="normal" officeooo:rsid="000ca2ab" officeooo:paragraph-rsid="00114e60" style:font-size-asian="12pt" style:font-weight-asian="normal" style:font-size-complex="12pt" style:font-weight-complex="normal"/>
    </style:style>
    <style:style style:name="P7" style:family="paragraph" style:parent-style-name="Standard" style:list-style-name="L4">
      <style:text-properties fo:font-size="12pt" style:text-underline-style="none" fo:font-weight="normal" officeooo:rsid="000ca2ab" officeooo:paragraph-rsid="0012bf6e" style:font-size-asian="12pt" style:font-weight-asian="normal" style:font-size-complex="12pt" style:font-weight-complex="normal"/>
    </style:style>
    <style:style style:name="P8" style:family="paragraph" style:parent-style-name="Standard" style:list-style-name="L3">
      <style:text-properties fo:font-size="12pt" style:text-underline-style="none" fo:font-weight="normal" officeooo:rsid="00104155" officeooo:paragraph-rsid="00104155" style:font-size-asian="12pt" style:font-weight-asian="normal" style:font-size-complex="12pt" style:font-weight-complex="normal"/>
    </style:style>
    <style:style style:name="P9" style:family="paragraph" style:parent-style-name="Standard" style:list-style-name="L3">
      <style:text-properties fo:font-size="12pt" style:text-underline-style="none" fo:font-weight="normal" officeooo:rsid="00114e60" officeooo:paragraph-rsid="00114e60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style:text-underline-style="none" fo:font-weight="normal" officeooo:rsid="00114e60" officeooo:paragraph-rsid="00114e60" style:font-size-asian="12pt" style:font-weight-asian="normal" style:font-size-complex="12pt" style:font-weight-complex="normal"/>
    </style:style>
    <style:style style:name="P11" style:family="paragraph" style:parent-style-name="Standard">
      <style:text-properties officeooo:paragraph-rsid="000ca2ab"/>
    </style:style>
    <style:style style:name="P12" style:family="paragraph" style:parent-style-name="Standard" style:list-style-name="L1">
      <style:text-properties officeooo:paragraph-rsid="000ca2ab"/>
    </style:style>
    <style:style style:name="P13" style:family="paragraph" style:parent-style-name="Standard" style:list-style-name="L2">
      <style:text-properties officeooo:paragraph-rsid="000ca2ab"/>
    </style:style>
    <style:style style:name="P14" style:family="paragraph" style:parent-style-name="Standard" style:list-style-name="L3">
      <style:text-properties officeooo:paragraph-rsid="000e50b1"/>
    </style:style>
    <style:style style:name="P15" style:family="paragraph" style:parent-style-name="Standard" style:list-style-name="L3">
      <style:text-properties officeooo:paragraph-rsid="00104155"/>
    </style:style>
    <style:style style:name="T1" style:family="text">
      <style:text-properties fo:font-size="12pt" style:text-underline-style="none" fo:font-weight="normal" officeooo:rsid="000ca2ab" style:font-size-asian="10.5pt" style:font-weight-asian="normal" style:font-size-complex="12pt" style:font-weight-complex="normal"/>
    </style:style>
    <style:style style:name="T2" style:family="text">
      <style:text-properties fo:font-size="12pt" style:text-underline-style="none" fo:font-weight="normal" officeooo:rsid="000ca2ab" style:font-size-asian="12pt" style:font-weight-asian="normal" style:font-size-complex="12pt" style:font-weight-complex="normal"/>
    </style:style>
    <style:style style:name="T3" style:family="text">
      <style:text-properties officeooo:rsid="000e50b1"/>
    </style:style>
    <style:style style:name="T4" style:family="text">
      <style:text-properties officeooo:rsid="00104155"/>
    </style:style>
    <style:style style:name="T5" style:family="text">
      <style:text-properties officeooo:rsid="00114e60"/>
    </style:style>
    <style:style style:name="T6" style:family="text">
      <style:text-properties officeooo:rsid="0012bf6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BUNTU INSTALLATION USING VIRTUAL BOX</text:p>
      <text:p text:style-name="P1"/>
      <text:p text:style-name="P1">Download VirtualBox:</text:p>
      <text:list xml:id="list2890257755051599498" text:style-name="L2">
        <text:list-item>
          <text:p text:style-name="P13"><text:span text:style-name="T1">Go to VirtualBox website </text:span>to download the binary for your current operating system.</text:p>
        </text:list-item>
      </text:list>
      <text:list xml:id="list8225222107105883411" text:style-name="L1">
        <text:list-item>
          <text:p text:style-name="P12">Since our host machine is running on Windows, I'll choose 'x86/amd64' from Windows hosts. </text:p>
        </text:list-item>
        <text:list-item>
          <text:p text:style-name="P12">When download is finished, run the executable file. </text:p>
        </text:list-item>
        <text:list-item>
          <text:p text:style-name="P12">Continue with the installation of VirtualBox with the defaults. </text:p>
        </text:list-item>
        <text:list-item>
          <text:p text:style-name="P12">This will open VirtualBox at the end of the installation.</text:p>
        </text:list-item>
      </text:list>
      <text:p text:style-name="P11"/>
      <text:p text:style-name="P2"><text:span text:style-name="T3">Create </text:span>Virtual <text:span text:style-name="T3">Machine</text:span>:</text:p>
      <text:list xml:id="list8039409877127320896" text:style-name="L3">
        <text:list-item>
          <text:p text:style-name="P8">Open VirtualBox.</text:p>
        </text:list-item>
        <text:list-item>
          <text:p text:style-name="P4"><text:span text:style-name="T4">C</text:span>lick 'New' button to open a dialog.</text:p>
        </text:list-item>
        <text:list-item>
          <text:p text:style-name="P15"><text:span text:style-name="T2">Type a name for the new virtual machine. </text:span>VirtualBox automatically changes 'Type' to Linux and 'Version' to 'Ubuntu (64 bit)'. <text:span text:style-name="T4">Click </text:span><text:span text:style-name="T2">'Next' button.</text:span></text:p>
        </text:list-item>
        <text:list-item>
          <text:p text:style-name="P15"><text:span text:style-name="T4">Choose the memory size.</text:span>The memory size depends on your host machine memory size. <text:span text:style-name="T4">Click </text:span><text:span text:style-name="T2">'Next' button.</text:span></text:p>
        </text:list-item>
        <text:list-item>
          <text:p text:style-name="P14">Accept the default 'Create a virtual hard drive now' and click 'Create' button. </text:p>
        </text:list-item>
        <text:list-item>
          <text:p text:style-name="P4">Continue to accept the default 'VDI' drive file type and click 'Next' button. </text:p>
        </text:list-item>
        <text:list-item>
          <text:p text:style-name="P5">Change the storage type from the default 'Dynamically allocated' to 'Fixed size' to increase performance and click 'Next' button. </text:p>
        </text:list-item>
        <text:list-item>
          <text:p text:style-name="P9">Choose the file location and size.</text:p>
        </text:list-item>
        <text:list-item>
          <text:p text:style-name="P9">Click 'Create' button and VirtualBox will generate Ubuntu virtual machine. </text:p>
        </text:list-item>
      </text:list>
      <text:p text:style-name="P10"><text:tab/>The virtual machine is created. </text:p>
      <text:p text:style-name="P10"/>
      <text:p text:style-name="P3"><text:span text:style-name="T5">Install Ubuntu in Virtual Machine</text:span>:</text:p>
      <text:list xml:id="list9212992190455828865" text:style-name="L4">
        <text:list-item>
          <text:p text:style-name="P6">Select your new virtual machine and click 'Settings' button. </text:p>
        </text:list-item>
        <text:list-item>
          <text:p text:style-name="P6">Click on 'Storage' category and then 'Empty' under Controller:IDE. </text:p>
        </text:list-item>
        <text:list-item>
          <text:p text:style-name="P6">Click "CD/DVD" icon on right hand side and select the ubuntu ISO file <text:span text:style-name="T5">which is already downloaded.</text:span></text:p>
        </text:list-item>
        <text:list-item>
          <text:p text:style-name="P6"><text:span text:style-name="T6">C</text:span>lick 'OK' button to continue. </text:p>
        </text:list-item>
        <text:list-item>
          <text:p text:style-name="P7">Click on the new Ubuntu virtual machine and hit 'Start' button</text:p>
        </text:list-item>
        <text:list-item>
          <text:p text:style-name="P7">Click 'Install Ubuntu' button. </text:p>
        </text:list-item>
        <text:list-item>
          <text:p text:style-name="P7">Click 'Continue' button. </text:p>
        </text:list-item>
        <text:list-item>
          <text:p text:style-name="P7">Make sure 'Erase disk and install Ubuntu' option is selected and click 'Install Now' button. </text:p>
        </text:list-item>
        <text:list-item>
          <text:p text:style-name="P7">Ubuntu will ask you a few questions <text:span text:style-name="T6">like location,keyboard layout,name etc</text:span>. If the default is good, click 'Continue' button. </text:p>
        </text:list-item>
        <text:list-item>
          <text:p text:style-name="P7">The installation will continue until it is finished. </text:p>
        </text:list-item>
        <text:list-item>
          <text:p text:style-name="P7">After installation is complete, click 'Restart Now' button.</text:p>
        </text:list-item>
        <text:list-item>
          <text:p text:style-name="P7"><text:span text:style-name="T6">T</text:span>he Ubuntu Desktop OS is read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17T17:13:06.121910380</meta:creation-date>
    <meta:generator>LibreOffice/5.1.6.2$Linux_X86_64 LibreOffice_project/10m0$Build-2</meta:generator>
    <dc:date>2022-05-17T17:50:56.856424863</dc:date>
    <meta:editing-duration>PT27M38S</meta:editing-duration>
    <meta:editing-cycles>5</meta:editing-cycles>
    <meta:document-statistic meta:table-count="0" meta:image-count="0" meta:object-count="0" meta:page-count="1" meta:paragraph-count="31" meta:word-count="323" meta:character-count="1950" meta:non-whitespace-character-count="1667"/>
  </office:meta>
</office:document-meta>
</file>